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officeooo:rsid="005e9e80" officeooo:paragraph-rsid="00606a3e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officeooo:paragraph-rsid="001fdbbb"/>
    </style:style>
    <style:style style:name="P4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69ab8b" officeooo:paragraph-rsid="0069ab8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6b12d2" officeooo:paragraph-rsid="006b12d2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5a8f39" officeooo:paragraph-rsid="005a8f39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5ae451" officeooo:paragraph-rsid="005ae451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5e9e80" officeooo:paragraph-rsid="00606a3e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691c1a" officeooo:paragraph-rsid="00691c1a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2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pt" fo:font-weight="normal" officeooo:rsid="0054adf9" officeooo:paragraph-rsid="0054adf9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text-properties fo:font-size="10pt" fo:font-weight="normal" officeooo:rsid="00550317" officeooo:paragraph-rsid="00550317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text-properties fo:font-size="10pt" fo:font-weight="normal" officeooo:rsid="0056f3fb" officeooo:paragraph-rsid="0056f3fb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text-properties style:text-line-through-style="solid" style:text-line-through-type="single"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text-properties style:text-line-through-style="solid" style:text-line-through-type="single"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style:text-line-through-style="none" style:text-line-through-type="none" fo:font-size="10pt" fo:font-weight="normal" officeooo:rsid="006b3ea5" officeooo:paragraph-rsid="006b3ea5" style:font-size-asian="10pt" style:font-weight-asian="normal" style:font-size-complex="10pt" style:font-weight-complex="normal"/>
    </style:style>
    <style:style style:name="T1" style:family="text">
      <style:text-properties officeooo:rsid="00210bee"/>
    </style:style>
    <style:style style:name="T2" style:family="text">
      <style:text-properties officeooo:rsid="0035ddc2"/>
    </style:style>
    <style:style style:name="T3" style:family="text">
      <style:text-properties officeooo:rsid="0035e422"/>
    </style:style>
    <style:style style:name="T4" style:family="text">
      <style:text-properties officeooo:rsid="0037c28f"/>
    </style:style>
    <style:style style:name="T5" style:family="text">
      <style:text-properties officeooo:rsid="00405e5e"/>
    </style:style>
    <style:style style:name="T6" style:family="text">
      <style:text-properties officeooo:rsid="004656ef"/>
    </style:style>
    <style:style style:name="T7" style:family="text">
      <style:text-properties officeooo:rsid="0047fc9d"/>
    </style:style>
    <style:style style:name="T8" style:family="text">
      <style:text-properties officeooo:rsid="004656ef" style:text-overline-style="solid" style:text-overline-width="auto" style:text-overline-color="font-color"/>
    </style:style>
    <style:style style:name="T9" style:family="text">
      <style:text-properties fo:font-size="10pt" fo:font-weight="normal" officeooo:rsid="005a8f39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ebc5f" style:font-size-asian="10pt" style:font-weight-asian="normal" style:font-size-complex="10pt" style:font-weight-complex="normal"/>
    </style:style>
    <style:style style:name="T11" style:family="text">
      <style:text-properties officeooo:rsid="005ca9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list xml:id="list2353889492" text:style-name="L1">
        <text:list-item>
          <text:p text:style-name="P4">DMA system description</text:p>
          <text:list>
            <text:list-item>
              <text:p text:style-name="P5">unless a secondary master requires a command to initiate a bus request, it must include logic to wait for other transfers to <text:span text:style-name="T2">conclude</text:span> before requesting</text:p>
            </text:list-item>
            <text:list-item>
              <text:p text:style-name="P6">PM <text:span text:style-name="T3">must </text:span>wait <text:span text:style-name="T4">and hold ack </text:span>until brq is deasserted</text:p>
              <text:list>
                <text:list-item>
                  <text:p text:style-name="P6">cutting the SM off mid-transaction will lead to corrupt memory.</text:p>
                </text:list-item>
              </text:list>
            </text:list-item>
          </text:list>
        </text:list-item>
        <text:list-item>
          <text:p text:style-name="P7">Timing diagrams for <text:span text:style-name="T1">some</text:span> signals</text:p>
          <text:list>
            <text:list-item>
              <text:p text:style-name="P24">Read Operation</text:p>
            </text:list-item>
            <text:list-item>
              <text:p text:style-name="P24">Write Operation</text:p>
            </text:list-item>
            <text:list-item>
              <text:p text:style-name="P26">Separate WAIT timing diagram?</text:p>
            </text:list-item>
            <text:list-item>
              <text:p text:style-name="P8">Card Select</text:p>
              <text:list>
                <text:list-item>
                  <text:p text:style-name="P9">Does this provide any more information than a standard read/write diagram?</text:p>
                </text:list-item>
              </text:list>
            </text:list-item>
            <text:list-item>
              <text:p text:style-name="P8">Memory Inhibit</text:p>
              <text:list>
                <text:list-item>
                  <text:p text:style-name="P10">What is there to explain? Is it already covered by specifying it in the read/write diagrams?</text:p>
                </text:list-item>
              </text:list>
            </text:list-item>
            <text:list-item>
              <text:p text:style-name="P25">bus arbitration</text:p>
            </text:list-item>
            <text:list-item>
              <text:p text:style-name="P11">Should specify minimum setup/hold, various timings.</text:p>
            </text:list-item>
            <text:list-item>
              <text:p text:style-name="P3"><text:span text:style-name="T9">Should timings</text:span><text:span text:style-name="T10"> be pretty loose?</text:span></text:p>
            </text:list-item>
            <text:list-item>
              <text:p text:style-name="P12">Timing is pretty key</text:p>
              <text:list>
                <text:list-item>
                  <text:p text:style-name="P12">Read cycle – IOSEL, CSX, A19..0 all need to remain stable until well after RD or WR is deasserted. Need hold time. Data bus drivers also need to remain active for this time.</text:p>
                </text:list-item>
                <text:list-item>
                  <text:p text:style-name="P12">RD and WR need to be asserted later than <text:s/>IOSEL, CSX, A19..0 are stable.</text:p>
                </text:list-item>
                <text:list-item>
                  <text:p text:style-name="P12">Need to consider propagation delay of all drivers and decoders in the path of group A signals.</text:p>
                </text:list-item>
                <text:list-item>
                  <text:p text:style-name="P13">Specify timings for slave cards, that masters must then a<text:span text:style-name="T11">llow for</text:span>?</text:p>
                </text:list-item>
                <text:list-item>
                  <text:p text:style-name="P14">Slave should take data on rising edge of WR.</text:p>
                </text:list-item>
                <text:list-item>
                  <text:p text:style-name="P14">Does master need to ensure data is valid before WR is asserted?</text:p>
                </text:list-item>
              </text:list>
            </text:list-item>
            <text:list-item>
              <text:p text:style-name="P15">Note that RD and WR may not be asserted simultaneously</text:p>
            </text:list-item>
          </text:list>
        </text:list-item>
      </text:list>
      <text:p text:style-name="P2"/>
      <text:list xml:id="list121227341497028" text:continue-numbering="true" text:style-name="L1">
        <text:list-item>
          <text:p text:style-name="P16">Discuss address space layouts</text:p>
          <text:list>
            <text:list-item>
              <text:p text:style-name="P17">Acknowledge the fact that different architectures have different layouts</text:p>
            </text:list-item>
            <text:list-item>
              <text:p text:style-name="P18">Primary master defines memory map and must document it.</text:p>
            </text:list-item>
          </text:list>
        </text:list-item>
        <text:list-item>
          <text:p text:style-name="P8">Card-specific signals and implementations</text:p>
          <text:list>
            <text:list-item>
              <text:p text:style-name="P19">CSX</text:p>
            </text:list-item>
            <text:list-item>
              <text:p text:style-name="P19">IRQX</text:p>
            </text:list-item>
            <text:list-item>
              <text:p text:style-name="P20"><text:span text:style-name="T8">V</text:span><text:span text:style-name="T6">&lt;7..0&gt;</text:span></text:p>
            </text:list-item>
          </text:list>
        </text:list-item>
        <text:list-item>
          <text:p text:style-name="P17"><text:span text:style-name="T7">I</text:span>mplementation<text:span text:style-name="T7">s</text:span></text:p>
          <text:list>
            <text:list-item>
              <text:p text:style-name="P17">Address lines</text:p>
              <text:list>
                <text:list-item>
                  <text:p text:style-name="P17"><text:span text:style-name="T7">Masters r</text:span>equired to drive all 20 address lines <text:span text:style-name="T5">tri-state (This is implied already but could be added to 2.1.1.)</text:span></text:p>
                </text:list-item>
              </text:list>
            </text:list-item>
          </text:list>
        </text:list-item>
        <text:list-item>
          <text:p text:style-name="P21">2.1.8 – recommend slow (or any) devices assert WAIT? Refer to other part of the document where this is mentioed?</text:p>
        </text:list-item>
        <text:list-item>
          <text:p text:style-name="P22">Recommend a termination circuit?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21T21:55:47.584808521</meta:creation-date>
    <dc:date>2020-12-16T12:12:25.701180919</dc:date>
    <meta:editing-duration>PT8H48M3S</meta:editing-duration>
    <meta:editing-cycles>67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326" meta:character-count="1826" meta:non-whitespace-character-count="1569"/>
  </office:meta>
</office:document-meta>
</file>